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3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atch = train_images[128 * n:128 * (n + 1)]</text:p>
          </table:table-cell>
          <table:table-cell office:value-type="string" calcext:value-type="string">
            <text:p>Batch_Size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1]*[.A5]" office:value-type="float" office:value="0" calcext:value-type="float">
            <text:p>0</text:p>
          </table:table-cell>
          <table:table-cell table:formula="of:=[.$C$1]*([.A5]+1)" office:value-type="float" office:value="128" calcext:value-type="float">
            <text:p>128</text:p>
          </table:table-cell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formula="of:=[.$C$1]*[.A6]" office:value-type="float" office:value="128" calcext:value-type="float">
            <text:p>128</text:p>
          </table:table-cell>
          <table:table-cell table:formula="of:=[.$C$1]*([.A6]+1)" office:value-type="float" office:value="256" calcext:value-type="float">
            <text:p>256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$C$1]*[.A7]" office:value-type="float" office:value="256" calcext:value-type="float">
            <text:p>256</text:p>
          </table:table-cell>
          <table:table-cell table:formula="of:=[.$C$1]*([.A7]+1)" office:value-type="float" office:value="384" calcext:value-type="float">
            <text:p>384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$C$1]*[.A8]" office:value-type="float" office:value="384" calcext:value-type="float">
            <text:p>384</text:p>
          </table:table-cell>
          <table:table-cell table:formula="of:=[.$C$1]*([.A8]+1)" office:value-type="float" office:value="512" calcext:value-type="float">
            <text:p>512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$C$1]*[.A9]" office:value-type="float" office:value="512" calcext:value-type="float">
            <text:p>512</text:p>
          </table:table-cell>
          <table:table-cell table:formula="of:=[.$C$1]*([.A9]+1)" office:value-type="float" office:value="640" calcext:value-type="float">
            <text:p>64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$C$1]*[.A10]" office:value-type="float" office:value="640" calcext:value-type="float">
            <text:p>640</text:p>
          </table:table-cell>
          <table:table-cell table:formula="of:=[.$C$1]*([.A10]+1)" office:value-type="float" office:value="768" calcext:value-type="float">
            <text:p>768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$C$1]*[.A11]" office:value-type="float" office:value="768" calcext:value-type="float">
            <text:p>768</text:p>
          </table:table-cell>
          <table:table-cell table:formula="of:=[.$C$1]*([.A11]+1)" office:value-type="float" office:value="896" calcext:value-type="float">
            <text:p>896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$C$1]*[.A12]" office:value-type="float" office:value="896" calcext:value-type="float">
            <text:p>896</text:p>
          </table:table-cell>
          <table:table-cell table:formula="of:=[.$C$1]*([.A12]+1)" office:value-type="float" office:value="1024" calcext:value-type="float">
            <text:p>1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1:37:15.658388469</meta:creation-date>
    <dc:date>2020-07-19T11:42:15.682075280</dc:date>
    <meta:editing-duration>PT5M1S</meta:editing-duration>
    <meta:editing-cycles>1</meta:editing-cycles>
    <meta:document-statistic meta:table-count="1" meta:cell-count="31" meta:object-count="0"/>
    <meta:generator>LibreOffice/6.4.3.2$Linux_X86_64 LibreOffice_project/40$Build-2</meta:generator>
  </office:meta>
</office:document-meta>
</file>